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2.1047in"/>
    </style:style>
    <style:style style:name="co3" style:family="table-column">
      <style:table-column-properties fo:break-before="auto" style:column-width="2.44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hoto_names_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8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Photo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essie, John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im Abb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David Abb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1951 Family Abbie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Christina Abbie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Andrew Abbie</text:p>
          </table:table-cell>
          <table:table-cell office:value-type="string" calcext:value-type="string">
            <text:p>SoloAndrewAbbie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Wendy Abercromb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Sheila Abercromb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ir</text:p>
          </table:table-cell>
          <table:table-cell office:value-type="string" calcext:value-type="string">
            <text:p>Kathleen Adai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Roderick Adam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Doreen Adam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James Ada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inda Adam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oira Adamso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uir Adam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Roderick Adam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Peter Adam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tken</text:p>
          </table:table-cell>
          <table:table-cell office:value-type="string" calcext:value-type="string">
            <text:p>Capt. Aitk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. Alexander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ave Alexande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Moira Alexand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Jean Alexande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Mark Al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Col. Alla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Ian A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olin Alli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Jackie Alli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ld</text:p>
          </table:table-cell>
          <table:table-cell office:value-type="string" calcext:value-type="string">
            <text:p>Morris Am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Bill Ander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Dr Ander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Freddie A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Margare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Rober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arbara Armstrong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D.Armstron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Morris Arn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mot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Harry Arnott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eorge Atki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ray Atkinson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ot</text:p>
          </table:table-cell>
          <table:table-cell office:value-type="string" calcext:value-type="string">
            <text:p>Lilian Baggot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n</text:p>
          </table:table-cell>
          <table:table-cell office:value-type="string" calcext:value-type="string">
            <text:p>P Bai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Jim Balfou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rs Balfou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ollie Balfour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ntyne</text:p>
          </table:table-cell>
          <table:table-cell office:value-type="string" calcext:value-type="string">
            <text:p>Anne Ballantyn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ms</text:p>
          </table:table-cell>
          <table:table-cell office:value-type="string" calcext:value-type="string">
            <text:p>Tom Bam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Bunty Barcla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rick Barclay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Lt. Barclay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ek Barcl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Chrissie Barker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Stan Bark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Alexander (Sandy) Barn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roupBurntShipDance1949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James Bar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rs. Alexander Barn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oloBarnMargare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es</text:p>
          </table:table-cell>
          <table:table-cell office:value-type="string" calcext:value-type="string">
            <text:p>Janitor Barnes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Sheila Basham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 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h</text:p>
          </table:table-cell>
          <table:table-cell office:value-type="string" calcext:value-type="string">
            <text:p>Tom Beath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on</text:p>
          </table:table-cell>
          <table:table-cell office:value-type="string" calcext:value-type="string">
            <text:p>Tommy Bea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Margaret Beats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J. Beat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Doreen Beav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Nancy Beavi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D. B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Bell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 Be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drew Bell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im Bell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&amp; Augustus</text:p>
          </table:table-cell>
          <table:table-cell office:value-type="string" calcext:value-type="string">
            <text:p>FamilyBellGeor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ames &amp; Mary</text:p>
          </table:table-cell>
          <table:table-cell office:value-type="string" calcext:value-type="string">
            <text:p>FamilyBellJam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Shirley Best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eridge</text:p>
          </table:table-cell>
          <table:table-cell office:value-type="string" calcext:value-type="string">
            <text:p>J. Beveridge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is</text:p>
          </table:table-cell>
          <table:table-cell office:value-type="string" calcext:value-type="string">
            <text:p>A Bevi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ington</text:p>
          </table:table-cell>
          <table:table-cell office:value-type="string" calcext:value-type="string">
            <text:p>H Billingt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sland</text:p>
          </table:table-cell>
          <table:table-cell office:value-type="string" calcext:value-type="string">
            <text:p>Audrey Bilsla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Sheila Binn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Anne Bi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im Bisset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dry Bisse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rgaret Bisse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ichael Bisse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. Bisse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Pete Bisset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ry Bisse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(Snr)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Helen Bla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ine</text:p>
          </table:table-cell>
          <table:table-cell office:value-type="string" calcext:value-type="string">
            <text:p>Senator Blain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ke</text:p>
          </table:table-cell>
          <table:table-cell office:value-type="string" calcext:value-type="string">
            <text:p>Harry Blak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sset</text:p>
          </table:table-cell>
          <table:table-cell office:value-type="string" calcext:value-type="string">
            <text:p>Mike Blisset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th</text:p>
          </table:table-cell>
          <table:table-cell office:value-type="string" calcext:value-type="string">
            <text:p>Ogilvie Boa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ie</text:p>
          </table:table-cell>
          <table:table-cell office:value-type="string" calcext:value-type="string">
            <text:p>Mrs Bogie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Jean Anne B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thron</text:p>
          </table:table-cell>
          <table:table-cell office:value-type="string" calcext:value-type="string">
            <text:p>Cynthia Bonthr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James Wallace Boo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Betty Boo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ie</text:p>
          </table:table-cell>
          <table:table-cell office:value-type="string" calcext:value-type="string">
            <text:p>Mabel Bowie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D. Braid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Elizabeth Brai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lin</text:p>
          </table:table-cell>
          <table:table-cell office:value-type="string" calcext:value-type="string">
            <text:p>Ken Bresl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t</text:p>
          </table:table-cell>
          <table:table-cell office:value-type="string" calcext:value-type="string">
            <text:p>Graham Bres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dley</text:p>
          </table:table-cell>
          <table:table-cell office:value-type="string" calcext:value-type="string">
            <text:p>Ronnie Brindley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on</text:p>
          </table:table-cell>
          <table:table-cell office:value-type="string" calcext:value-type="string">
            <text:p>Jean Briton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chie</text:p>
          </table:table-cell>
          <table:table-cell office:value-type="string" calcext:value-type="string">
            <text:p>Alice Broch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e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arol Brow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Elen Brow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eorge Brow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immy Brow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ohn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 Brow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ouise Brow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t. Brow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r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Nor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g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ter Brow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n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a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cout Brow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xton</text:p>
          </table:table-cell>
          <table:table-cell office:value-type="string" calcext:value-type="string">
            <text:p>Rochelle Brox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J. Brunton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Mary Brunton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ce</text:p>
          </table:table-cell>
          <table:table-cell office:value-type="string" calcext:value-type="string">
            <text:p>Mark Bry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Christine Buchan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William Burgess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ett</text:p>
          </table:table-cell>
          <table:table-cell office:value-type="string" calcext:value-type="string">
            <text:p>Nellie Burnet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Rae Burrell.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Tracey Burrell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Betty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Mary aka Molly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Heather Bell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Harriet Bell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Thomas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Annie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Jemima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Elizabeth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Claire Butl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ip Butl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 Butler 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s</text:p>
          </table:table-cell>
          <table:table-cell office:value-type="string" calcext:value-type="string">
            <text:p>Doctor Cables</text:p>
          </table:table-cell>
          <table:table-cell office:value-type="string" calcext:value-type="string">
            <text:p>FamilyCabl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rns</text:p>
          </table:table-cell>
          <table:table-cell office:value-type="string" calcext:value-type="string">
            <text:p>Norma Cairn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rns</text:p>
          </table:table-cell>
          <table:table-cell office:value-type="string" calcext:value-type="string">
            <text:p>David Cairns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Mr Camer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Dorothy Campbell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e Can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id Can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ill</text:p>
          </table:table-cell>
          <table:table-cell office:value-type="string" calcext:value-type="string">
            <text:p>Mrs Cargill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ichael</text:p>
          </table:table-cell>
          <table:table-cell office:value-type="string" calcext:value-type="string">
            <text:p>A. Carmichae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egie</text:p>
          </table:table-cell>
          <table:table-cell office:value-type="string" calcext:value-type="string">
            <text:p>Andrew Carnegi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</text:p>
          </table:table-cell>
          <table:table-cell office:value-type="string" calcext:value-type="string">
            <text:p>Robert Ca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 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cash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n</text:p>
          </table:table-cell>
          <table:table-cell office:value-type="string" calcext:value-type="string">
            <text:p>Neta Ca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Doddy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ean Chalmer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my Chalmer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. Chalmers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ohn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Elizabeth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ames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George (Dod)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Mary Chalmers. <text:s/>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. Chalmers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ham Charle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Keith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awrence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eme Charles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cy Charles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 Charle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Margaret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en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lf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nn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hristina Clark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ill Clar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Elsie Clar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r Clark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Nita Clark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ylvia Clark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Trudy Clark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am Clar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tuart Clark 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ud Clar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Lorraine Cla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ike Clark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yton</text:p>
          </table:table-cell>
          <table:table-cell office:value-type="string" calcext:value-type="string">
            <text:p>Michael Clay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Tom Clemen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k</text:p>
          </table:table-cell>
          <table:table-cell office:value-type="string" calcext:value-type="string">
            <text:p>Lorraine Cle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Gladys Clun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d</text:p>
          </table:table-cell>
          <table:table-cell office:value-type="string" calcext:value-type="string">
            <text:p>David Cod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ins</text:p>
          </table:table-cell>
          <table:table-cell office:value-type="string" calcext:value-type="string">
            <text:p>Anne Colli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</text:p>
          </table:table-cell>
          <table:table-cell office:value-type="string" calcext:value-type="string">
            <text:p>Elaine Con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Andy Connolly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Margaret Connoll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immy Coop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May Coop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hnny Coope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Douglas Cou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Marjorie Coul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 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istair Coult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astair Coulte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 Cra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n Crai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.Crai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Kath Craig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mbie</text:p>
          </table:table-cell>
          <table:table-cell office:value-type="string" calcext:value-type="string">
            <text:p>Janice Cromb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Allan Cross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Lynda Cross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Wille Cross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Debbie Cross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ohn Cross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 </text:p>
          </table:table-cell>
          <table:table-cell office:value-type="string" calcext:value-type="string">
            <text:p>Greta Cross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</text:p>
          </table:table-cell>
          <table:table-cell office:value-type="string" calcext:value-type="string">
            <text:p>Scout Cruikshank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s</text:p>
          </table:table-cell>
          <table:table-cell office:value-type="string" calcext:value-type="string">
            <text:p>James Cruikshank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ley</text:p>
          </table:table-cell>
          <table:table-cell office:value-type="string" calcext:value-type="string">
            <text:p>Jacqueline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Bill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Susan Cumming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Olive Cummings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Barbara Cunningham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ohn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ames Cunningham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Sadie Cunning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Willam Cunningham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Anne Cur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Jim Currie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Catherine Cur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George Curr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 Curr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hbert</text:p>
          </table:table-cell>
          <table:table-cell office:value-type="string" calcext:value-type="string">
            <text:p>John Cuthber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W. Dall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son</text:p>
          </table:table-cell>
          <table:table-cell office:value-type="string" calcext:value-type="string">
            <text:p>William David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e</text:p>
          </table:table-cell>
          <table:table-cell office:value-type="string" calcext:value-type="string">
            <text:p>Lottie D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Ann Dav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George Dav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John Davy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Robert Dav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Mrs Dewar.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y Dic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Alex Dick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Beth Dickso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Mrs Dick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G.Dickso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kson</text:p>
          </table:table-cell>
          <table:table-cell table:style-name="ce1" office:value-type="string" calcext:value-type="string">
            <text:p>Alec Dickson</text:p>
          </table:table-cell>
          <table:table-cell table:style-name="ce7"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rs. Jenny Dingwall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oloJohnDingwal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Walter Dix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Mrs Dix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Ann D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Karen D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Sheila D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Capt. Donaldson.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John Donaldso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Mark Donald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Brian Donaldson 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John Donnell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Pat Donnelly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Ann Dougla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Jim Dow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John Doyl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Kathleen Doyl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Kings Drive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Aileen Drummon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Olive Drummon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Steven Drummo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Peter Drummond 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burgh</text:p>
          </table:table-cell>
          <table:table-cell office:value-type="string" calcext:value-type="string">
            <text:p>Caroline Dryburg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Bill Drys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Margaret Drysdal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Wendy Drysdal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ley</text:p>
          </table:table-cell>
          <table:table-cell office:value-type="string" calcext:value-type="string">
            <text:p>Irene Dud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Frank Duffy</text:p>
          </table:table-cell>
          <table:table-cell office:value-type="string" calcext:value-type="string">
            <text:p>GroupEasdaleWedding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Darren Duffy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</text:p>
          </table:table-cell>
          <table:table-cell office:value-type="string" calcext:value-type="string">
            <text:p>Councillor W. Du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Alistair Dunc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George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D. Dunc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Ian Dunc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1900 Family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Peter Dunca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H. Dunc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n</text:p>
          </table:table-cell>
          <table:table-cell office:value-type="string" calcext:value-type="string">
            <text:p>Willie Dun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Eddie Earl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dale</text:p>
          </table:table-cell>
          <table:table-cell office:value-type="string" calcext:value-type="string">
            <text:p>Scout Easdal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edale</text:p>
          </table:table-cell>
          <table:table-cell office:value-type="string" calcext:value-type="string">
            <text:p>William Easedal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on</text:p>
          </table:table-cell>
          <table:table-cell office:value-type="string" calcext:value-type="string">
            <text:p>W. Easton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Gordon Eddie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Netta Eddi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Alf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im Edmist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Bert Edmisto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. Edmis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Babe Edwards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rick</text:p>
          </table:table-cell>
          <table:table-cell office:value-type="string" calcext:value-type="string">
            <text:p>Alistair Elric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Susan Emers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Paul Eme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Jean Em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Elnor E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ira Erski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Mathew Erskin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Nancy Erskin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ra Erskin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ie</text:p>
          </table:table-cell>
          <table:table-cell office:value-type="string" calcext:value-type="string">
            <text:p>May Esp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Jennifer Evan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Tony Evan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Louise Eva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Irvine Fairgriev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George Fairgriev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ws</text:p>
          </table:table-cell>
          <table:table-cell office:value-type="string" calcext:value-type="string">
            <text:p>Joan Fallow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ob Farm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Margaret Farmer</text:p>
          </table:table-cell>
          <table:table-cell office:value-type="string" calcext:value-type="string">
            <text:p>School189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Cameron Farquharso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 Farquhar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l Farquhar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Kenneth Farquhar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rson</text:p>
          </table:table-cell>
          <table:table-cell office:value-type="string" calcext:value-type="string">
            <text:p>Kenneth Farquh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guson</text:p>
          </table:table-cell>
          <table:table-cell office:value-type="string" calcext:value-type="string">
            <text:p>Irene Fergus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 Ferri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argaret Ferrie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Isobel Fett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y</text:p>
          </table:table-cell>
          <table:table-cell office:value-type="string" calcext:value-type="string">
            <text:p>David Findla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mes Fish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s. Fisher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y Fish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Wille Fishe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Olive Fisher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ohn Morris</text:p>
          </table:table-cell>
          <table:table-cell office:value-type="string" calcext:value-type="string">
            <text:p>FamilyBurrellFishers188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Ship Tavern Fisher</text:p>
          </table:table-cell>
          <table:table-cell office:value-type="string" calcext:value-type="string">
            <text:p>FamilyBurrellFishersShipPu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Iain Fish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. Fisher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Jenny Fitzpatrick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. Fitz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 Fitzpatric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hristine Flin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athie Flin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e</text:p>
          </table:table-cell>
          <table:table-cell office:value-type="string" calcext:value-type="string">
            <text:p>Mabel Forde 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ester</text:p>
          </table:table-cell>
          <table:table-cell office:value-type="string" calcext:value-type="string">
            <text:p>Craig Forrest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yth</text:p>
          </table:table-cell>
          <table:table-cell office:value-type="string" calcext:value-type="string">
            <text:p>Mrs Forsy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Malcolm Fox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K Fras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Shona Frase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William Fraser</text:p>
          </table:table-cell>
          <table:table-cell office:value-type="string" calcext:value-type="string">
            <text:p>BuildingLinenB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ison Ful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Councillor A. F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Geonge Ful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Richard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Lesley Fulto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an Ful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Sammy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.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am</text:p>
          </table:table-cell>
          <table:table-cell office:value-type="string" calcext:value-type="string">
            <text:p>Mary Gan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Frances Gardn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Mabel Garlan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Nanny Garland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John Garr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1960 Family Garrie</text:p>
          </table:table-cell>
          <table:table-cell office:value-type="string" calcext:value-type="string">
            <text:p>FamilyGarr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Kenny George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Johnny Georg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im Gibb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ean Gibb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ons</text:p>
          </table:table-cell>
          <table:table-cell office:value-type="string" calcext:value-type="string">
            <text:p>Ivor Gibbons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 Gibson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lan Gibs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Ian Gib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William 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rszewski</text:p>
          </table:table-cell>
          <table:table-cell office:value-type="string" calcext:value-type="string">
            <text:p>Mrs Gierszewski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Helen Gilchris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Harriet Gilfi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Capt. Gillesp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David Gillespie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Liz Gillesp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tricia Gilmou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uline Gilmou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tens</text:p>
          </table:table-cell>
          <table:table-cell office:value-type="string" calcext:value-type="string">
            <text:p>Catherine Gitten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Evelyn Glanc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Garry Glanc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Capt. Gl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David Gle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spie</text:p>
          </table:table-cell>
          <table:table-cell office:value-type="string" calcext:value-type="string">
            <text:p>R. Glispie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Kenneth Good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Pamela Goo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inan</text:p>
          </table:table-cell>
          <table:table-cell office:value-type="string" calcext:value-type="string">
            <text:p>Graham Goodin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June Gord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Kathleen Gord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die</text:p>
          </table:table-cell>
          <table:table-cell office:value-type="string" calcext:value-type="string">
            <text:p>Chris Goud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ldie</text:p>
          </table:table-cell>
          <table:table-cell office:value-type="string" calcext:value-type="string">
            <text:p>Christopher Gouldi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rlay</text:p>
          </table:table-cell>
          <table:table-cell office:value-type="string" calcext:value-type="string">
            <text:p>John Gourlay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Bert Graham</text:p>
          </table:table-cell>
          <table:table-cell office:value-type="string" calcext:value-type="string">
            <text:p>SoloBertGraham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Fiona Graham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Lt. Graham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Sandy Graha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Gibby Graham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ry Gra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lec Gran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Catherine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anny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ennis Gra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ie Gr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George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Elizabeth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Kenny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las Gray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Anne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James Gre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Jim Gre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Pat Greig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Angus Greig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Andrew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Elma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Robert Gre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Francis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Pat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Sandy Grosset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bb</text:p>
          </table:table-cell>
          <table:table-cell office:value-type="string" calcext:value-type="string">
            <text:p>Bob Grubb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l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Marion Gui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David Gun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is Gun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 Gun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r Gun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lis Gun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Major Guthr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nes</text:p>
          </table:table-cell>
          <table:table-cell office:value-type="string" calcext:value-type="string">
            <text:p>Dave Haines 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Harry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Jim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ven Haldan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Dorothy Haldane?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Valerie Hamil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 Harri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ny Harri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aurice Harris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Andrew Harri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s</text:p>
          </table:table-cell>
          <table:table-cell office:value-type="string" calcext:value-type="string">
            <text:p>David Hart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.H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immy Ha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nes</text:p>
          </table:table-cell>
          <table:table-cell office:value-type="string" calcext:value-type="string">
            <text:p>Ken Haynes</text:p>
          </table:table-cell>
          <table:table-cell office:value-type="string" calcext:value-type="string">
            <text:p>KenEddie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 Hender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c Henderso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 Henderson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Dave Hender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rs Hender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Paul Hender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Norm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Tom Hender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<text:s/>Sam Henders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e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im Henderso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im Henderson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Alister Hend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Douglas Hendr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Kenneth Hendr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tly</text:p>
          </table:table-cell>
          <table:table-cell office:value-type="string" calcext:value-type="string">
            <text:p>T.Hently 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m</text:p>
          </table:table-cell>
          <table:table-cell office:value-type="string" calcext:value-type="string">
            <text:p>Jessie Hepbu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avid Hepbur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erek Hepbur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James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om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Maureen Hepbur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erry Hepburn</text:p>
          </table:table-cell>
          <table:table-cell office:value-type="string" calcext:value-type="string">
            <text:p>MillarBakerVan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on</text:p>
          </table:table-cell>
          <table:table-cell office:value-type="string" calcext:value-type="string">
            <text:p>Alec Herro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d Hi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Ann Hill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obbie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s Hi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Marian Hil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Linda Hill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Robert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John Hil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etty Hill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d</text:p>
          </table:table-cell>
          <table:table-cell office:value-type="string" calcext:value-type="string">
            <text:p>John Hind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Joan Hislop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Pat Hislop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Jimmy Hogg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Shona Hogg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sworth</text:p>
          </table:table-cell>
          <table:table-cell office:value-type="string" calcext:value-type="string">
            <text:p>Jack Holdsworth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Mrs Holmes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Robext Hom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per</text:p>
          </table:table-cell>
          <table:table-cell office:value-type="string" calcext:value-type="string">
            <text:p>Alan Hooper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Alistair Horlock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Mr Hor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Robert Hor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Anne Houliso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Anne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Rae Howard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 How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et Howie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Cath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Edward Hugh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ohn Hughe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an Hun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Margaret Hunt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ames Hush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eson</text:p>
          </table:table-cell>
          <table:table-cell office:value-type="string" calcext:value-type="string">
            <text:p>Graham Hutche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Peem Hutchison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Tony Hutch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Eric Hutchi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Brigette Hyslo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Ian Hyslop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Ian Bradley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rie</text:p>
          </table:table-cell>
          <table:table-cell office:value-type="string" calcext:value-type="string">
            <text:p>Gerry Imrie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Betty Ingli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Lorraine Ing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Valerie Ingl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ine</text:p>
          </table:table-cell>
          <table:table-cell office:value-type="string" calcext:value-type="string">
            <text:p>Headmast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tt</text:p>
          </table:table-cell>
          <table:table-cell office:value-type="string" calcext:value-type="string">
            <text:p>Harry Izat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Angelo Izzi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Peter Izzi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Iris Jac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Evelyn Jack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J. Jack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Susan Jeffre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lexander (Sandy) Johnson</text:p>
          </table:table-cell>
          <table:table-cell office:value-type="string" calcext:value-type="string">
            <text:p>SoloSandyJohn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Johnny John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Willie Johnston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r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Janey John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L. Johnstone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</text:p>
          </table:table-cell>
          <table:table-cell office:value-type="string" calcext:value-type="string">
            <text:p>Harry Juli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Moira Keillo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Andrew Kelloc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Helen Kellock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Nelie Kelloc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Sandra Kell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chin</text:p>
          </table:table-cell>
          <table:table-cell office:value-type="string" calcext:value-type="string">
            <text:p>Jack Ketchi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Bill Kidd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Laura Kid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patrick</text:p>
          </table:table-cell>
          <table:table-cell office:value-type="string" calcext:value-type="string">
            <text:p>Dave Kil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 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A. Kirkcald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. Kirkcaldy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Scout Kirkcaldy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ock Kirkcald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hrie</text:p>
          </table:table-cell>
          <table:table-cell office:value-type="string" calcext:value-type="string">
            <text:p>Stuart Lachr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ie Laing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y Laing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Willie Laing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kowski</text:p>
          </table:table-cell>
          <table:table-cell office:value-type="string" calcext:value-type="string">
            <text:p>George Laskowski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John Laur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Kenneth Law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ie</text:p>
          </table:table-cell>
          <table:table-cell office:value-type="string" calcext:value-type="string">
            <text:p>T. Lawrie 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Edith Law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J. Law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ch</text:p>
          </table:table-cell>
          <table:table-cell office:value-type="string" calcext:value-type="string">
            <text:p>Alec Leac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oh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s</text:p>
          </table:table-cell>
          <table:table-cell office:value-type="string" calcext:value-type="string">
            <text:p>Derek Le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Angela Leitc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Jim Leitch.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Gary Leitc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eg Lennon</text:p>
          </table:table-cell>
          <table:table-cell office:value-type="string" calcext:value-type="string">
            <text:p>SoloMegLenn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inty Lennox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ock Lennox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J. Leslie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Graeme Lesl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Linda Lesl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Andreena Lessels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Diane Lessel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ina Levack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e Levac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Di Lew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lan Lewi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Robert Lil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Ina Lil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Adam Lily</text:p>
          </table:table-cell>
          <table:table-cell office:value-type="string" calcext:value-type="string">
            <text:p>BusTrip1955.jp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Bob Lily 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erland</text:p>
          </table:table-cell>
          <table:table-cell office:value-type="string" calcext:value-type="string">
            <text:p>Dave Litherland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illy Living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</text:p>
          </table:table-cell>
          <table:table-cell office:value-type="string" calcext:value-type="string">
            <text:p>Kenneth Load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hie</text:p>
          </table:table-cell>
          <table:table-cell office:value-type="string" calcext:value-type="string">
            <text:p>Greta Lochi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ie</text:p>
          </table:table-cell>
          <table:table-cell office:value-type="string" calcext:value-type="string">
            <text:p>Ian Lockie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ie</text:p>
          </table:table-cell>
          <table:table-cell office:value-type="string" calcext:value-type="string">
            <text:p>Bill Lockie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y Logan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Jean Loga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alter Loga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 Loga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David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Mr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ski</text:p>
          </table:table-cell>
          <table:table-cell office:value-type="string" calcext:value-type="string">
            <text:p>Danuta (Danka) Lopatoski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wski</text:p>
          </table:table-cell>
          <table:table-cell office:value-type="string" calcext:value-type="string">
            <text:p>Zygmunt (Ziggy) Lopatowski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jory Loud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my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Stuart Loud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Ber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gare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ock</text:p>
          </table:table-cell>
          <table:table-cell office:value-type="string" calcext:value-type="string">
            <text:p>Eve Lovelo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ames Low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ani</text:p>
          </table:table-cell>
          <table:table-cell office:value-type="string" calcext:value-type="string">
            <text:p>Joe Luciani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Bill Luk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Jimmy Luk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Lynne Luk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Dick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lain Lums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Mr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Iain Lumsde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Anne Lumsden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ll</text:p>
          </table:table-cell>
          <table:table-cell office:value-type="string" calcext:value-type="string">
            <text:p>Walter Lyall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Alison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Stuart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'Intosh</text:p>
          </table:table-cell>
          <table:table-cell office:value-type="string" calcext:value-type="string">
            <text:p>Capt. G. M'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Agnes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arbara Mack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rian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Christine Mack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. Mackie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 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hn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Mr Mac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1963 Family Mackie</text:p>
          </table:table-cell>
          <table:table-cell office:value-type="string" calcext:value-type="string">
            <text:p>FamilyMack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teven Mack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den</text:p>
          </table:table-cell>
          <table:table-cell office:value-type="string" calcext:value-type="string">
            <text:p>Jayne Madden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Andrew Mai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Willie Mai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n</text:p>
          </table:table-cell>
          <table:table-cell office:value-type="string" calcext:value-type="string">
            <text:p>Rosalind Mali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Alan Ma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Joan Manue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Sheila Manue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ant</text:p>
          </table:table-cell>
          <table:table-cell office:value-type="string" calcext:value-type="string">
            <text:p>Ian Marchan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Elizabeth Marsha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George Marsha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C Marsha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Elizabeth Marsha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ary Marshall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Valerie Marshall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Jim Marshall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eorge Marshall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Cathie Marti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Kevin Mart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ray</text:p>
          </table:table-cell>
          <table:table-cell office:value-type="string" calcext:value-type="string">
            <text:p>Allan Mas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David Master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Scout Masterto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eson</text:p>
          </table:table-cell>
          <table:table-cell office:value-type="string" calcext:value-type="string">
            <text:p>Stuart Mathie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eson</text:p>
          </table:table-cell>
          <table:table-cell office:value-type="string" calcext:value-type="string">
            <text:p>J. Mathie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eson</text:p>
          </table:table-cell>
          <table:table-cell office:value-type="string" calcext:value-type="string">
            <text:p>S. Mathie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son</text:p>
          </table:table-cell>
          <table:table-cell office:value-type="string" calcext:value-type="string">
            <text:p>Lt. Matthew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Capt. Maxwell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Mr Maxwell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rchie Maxw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Lynda Maxwell 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Peter Ma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andrew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ule McAndrew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c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ison McAndrew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ndrew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arol McAnd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ndrew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Doits McAndrew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Eva McAnd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H McAndrew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ames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argaret McAndrew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ichael McAndrew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Peggy McAndrew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George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William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Davina McCallum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James McCallum 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Mac McCallum</text:p>
          </table:table-cell>
          <table:table-cell office:value-type="string" calcext:value-type="string">
            <text:p>BuildingBason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Ella McCallu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ndlish</text:p>
          </table:table-cell>
          <table:table-cell office:value-type="string" calcext:value-type="string">
            <text:p>Marie McCandlis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hur</text:p>
          </table:table-cell>
          <table:table-cell office:value-type="string" calcext:value-type="string">
            <text:p>Linda McCarthu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ney</text:p>
          </table:table-cell>
          <table:table-cell office:value-type="string" calcext:value-type="string">
            <text:p>Alec McCartne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Derek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Stephen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Peter McClare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Jerry McCoo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Michael McCoo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Katie McCoo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rae</text:p>
          </table:table-cell>
          <table:table-cell office:value-type="string" calcext:value-type="string">
            <text:p>Andrew.McCra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ulloch</text:p>
          </table:table-cell>
          <table:table-cell office:value-type="string" calcext:value-type="string">
            <text:p>Jim McCulloc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Andrew McDermot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Beth McDermot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Robert McDermott 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Ian McDermot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Caroline McDonald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tuart McDonald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 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heila McDonal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Gregor McDonal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</text:p>
          </table:table-cell>
          <table:table-cell office:value-type="string" calcext:value-type="string">
            <text:p>Mr McDouga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l</text:p>
          </table:table-cell>
          <table:table-cell office:value-type="string" calcext:value-type="string">
            <text:p>Jean McDougall 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uff</text:p>
          </table:table-cell>
          <table:table-cell office:value-type="string" calcext:value-type="string">
            <text:p>Major McDuff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David McEw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Jean McEw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yce McFatlan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David McGin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John McGin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lynn</text:p>
          </table:table-cell>
          <table:table-cell office:value-type="string" calcext:value-type="string">
            <text:p>David McGlyn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Sunny McGregor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Frances McHatt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Steven McHatt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ugh</text:p>
          </table:table-cell>
          <table:table-cell office:value-type="string" calcext:value-type="string">
            <text:p>Graeme McHug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Alan McIlra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Bruce McIlravi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ohn McIlrav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Fiona McIlrav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Mr. McI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 Mcllroy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neth McIlroy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Susan McIlroy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Andrew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David McIntosh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Kay McIntosh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S. McIntosh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William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Tony McIntyr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Provost G. McK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Willie McK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Betty McK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Catherine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avid McKay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cKa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anice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ohn McK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W. McKay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rs McKay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Ronnie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an McKay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acka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Tommy McK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Anne McKay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Heather McKelv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Caroline McKelv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Linda McKel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. McKenzi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loria McKenz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Kate McKenz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Callum McKenz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ob McKinl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Avril McKinl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Magda McKinl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non</text:p>
          </table:table-cell>
          <table:table-cell office:value-type="string" calcext:value-type="string">
            <text:p>Mrs McKinn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tosh</text:p>
          </table:table-cell>
          <table:table-cell office:value-type="string" calcext:value-type="string">
            <text:p>Lt. McK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ray</text:p>
          </table:table-cell>
          <table:table-cell office:value-type="string" calcext:value-type="string">
            <text:p>Louise Mc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s. McLare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r &amp; Mrs M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Sir Charles McLean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Niall McLeod 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iravie</text:p>
          </table:table-cell>
          <table:table-cell office:value-type="string" calcext:value-type="string">
            <text:p>Sandy Mclirav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Alan Mcllrav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Dave Mcllr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Mr. Mcl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oy</text:p>
          </table:table-cell>
          <table:table-cell office:value-type="string" calcext:value-type="string">
            <text:p>Kenneth Mcllroy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ntosh</text:p>
          </table:table-cell>
          <table:table-cell office:value-type="string" calcext:value-type="string">
            <text:p>Jeckie Mclntosh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ravie</text:p>
          </table:table-cell>
          <table:table-cell office:value-type="string" calcext:value-type="string">
            <text:p>Dave Mclravi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chan</text:p>
          </table:table-cell>
          <table:table-cell office:value-type="string" calcext:value-type="string">
            <text:p>Willie McMeech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Pat McMeeki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. McMeekin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im McMeeki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Ian McMeeki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Peggy McMill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J. McMill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Dave McNaugh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Jim McNaught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icol</text:p>
          </table:table-cell>
          <table:table-cell office:value-type="string" calcext:value-type="string">
            <text:p>Rober McNicol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Jimmy McQuilla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Sadie McQuilla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Taggart</text:p>
          </table:table-cell>
          <table:table-cell office:value-type="string" calcext:value-type="string">
            <text:p>John McTaggar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ileen Meldrum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nne Meldrum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Leslie Meldru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Debra Melville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S Melvill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Deborah 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zies</text:p>
          </table:table-cell>
          <table:table-cell office:value-type="string" calcext:value-type="string">
            <text:p>Scott Menzie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 &amp; Dave Millar</text:p>
          </table:table-cell>
          <table:table-cell office:value-type="string" calcext:value-type="string">
            <text:p>FamilyMillarsBro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Ann Milla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e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id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ie Milla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my Milla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William Milla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Susan Mill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Janet Mill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enny Miln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garet Mil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Robert Miln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im Milne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Aileen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Bob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Colin Mirrey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Dave Mitche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Evelyn Mitch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ean Mitche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oan Mitche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. Mitch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homas Mitch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D. Moffa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Jimmy Moffa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ghan</text:p>
          </table:table-cell>
          <table:table-cell office:value-type="string" calcext:value-type="string">
            <text:p>Mrs Monagha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ro</text:p>
          </table:table-cell>
          <table:table-cell office:value-type="string" calcext:value-type="string">
            <text:p>Hilda Monro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ny Montgomer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Grace More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Barhara Morg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dam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ave Morr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ndy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. Morri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r Morris</text:p>
          </table:table-cell>
          <table:table-cell office:value-type="string" calcext:value-type="string">
            <text:p>GroupMorrisPriz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rs Morris</text:p>
          </table:table-cell>
          <table:table-cell office:value-type="string" calcext:value-type="string">
            <text:p>GroupMorrisPriz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acqueline Morri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ohn Thomas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1915 Family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Graham Mort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Stuart Mor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Dave Morton 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Nan Mor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Mark Mort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Barry Morton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Mrs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ie</text:p>
          </table:table-cell>
          <table:table-cell office:value-type="string" calcext:value-type="string">
            <text:p>Joey Mud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Ella Mui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Jim Mui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ie Mui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Davina Mull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Nancy Mull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A.Mulle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l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Audrey Murph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ames Murphy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rry Murph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wrence Murph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Betty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mes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Margo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ean Murray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Ian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G. Murray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Douglas My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Joyce Myl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ra</text:p>
          </table:table-cell>
          <table:table-cell office:value-type="string" calcext:value-type="string">
            <text:p>Jack Myra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James Nel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William Nelson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a</text:p>
          </table:table-cell>
          <table:table-cell office:value-type="string" calcext:value-type="string">
            <text:p>Netta Cati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A. Lillie D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D. Nico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W. Nicol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J. Nicol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T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W. Nicol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e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d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e Nisbet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Mrs.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Frances Niv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Elizabeth Niven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ent</text:p>
          </table:table-cell>
          <table:table-cell office:value-type="string" calcext:value-type="string">
            <text:p>Reverend Percy Nugent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ilvie</text:p>
          </table:table-cell>
          <table:table-cell office:value-type="string" calcext:value-type="string">
            <text:p>Ann Ogilv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Ian O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wald</text:p>
          </table:table-cell>
          <table:table-cell office:value-type="string" calcext:value-type="string">
            <text:p>Major Oswald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ler</text:p>
          </table:table-cell>
          <table:table-cell office:value-type="string" calcext:value-type="string">
            <text:p>William Owl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] Pag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im Pag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ggie Pag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garet Pag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tin Page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ab Pag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Willie Page, <text:s/>G.S.M. Pag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Enid Page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ge</text:p>
          </table:table-cell>
          <table:table-cell office:value-type="string" calcext:value-type="string">
            <text:p>Lena Paig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va, Betsy</text:p>
          </table:table-cell>
          <table:table-cell office:value-type="string" calcext:value-type="string">
            <text:p>FamilyPalmer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, Jan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dad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Betsy &amp; Albert Palmer</text:p>
          </table:table-cell>
          <table:table-cell office:value-type="string" calcext:value-type="string">
            <text:p>FamilyPalmer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Colin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Margaret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Billy Pat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W. Pater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Archie Pat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Ben Pa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Jim Pa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Mairi Patter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Leslie Patt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Eric Patt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iss 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Andrew Paylo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Elizabeth Paylo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Betty Pear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ffers</text:p>
          </table:table-cell>
          <table:table-cell office:value-type="string" calcext:value-type="string">
            <text:p>Freddie Peffer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c Penma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Mrs Penm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Jeanette Penma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x Penm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Scott Penma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s</text:p>
          </table:table-cell>
          <table:table-cell office:value-type="string" calcext:value-type="string">
            <text:p>David Pepper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string" calcext:value-type="string">
            <text:p>Miss Peters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cur</text:p>
          </table:table-cell>
          <table:table-cell office:value-type="string" calcext:value-type="string">
            <text:p>Tollhouse Pettycaur</text:p>
          </table:table-cell>
          <table:table-cell office:value-type="string" calcext:value-type="string">
            <text:p>BuildingTollHouse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grew</text:p>
          </table:table-cell>
          <table:table-cell office:value-type="string" calcext:value-type="string">
            <text:p>Jimmy Pettygrew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Catherine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Margaret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Heather Philips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Joyce Philip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Jean Phyl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George Pir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Steve Pirie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rie</text:p>
          </table:table-cell>
          <table:table-cell office:value-type="string" calcext:value-type="string">
            <text:p>Walter Pirr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</text:p>
          </table:table-cell>
          <table:table-cell office:value-type="string" calcext:value-type="string">
            <text:p>Frances Poh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Rennie Pouk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Councillor W. Po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mest Power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Chic Powr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immy Powr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William Powri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ean Powrie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t</text:p>
          </table:table-cell>
          <table:table-cell office:value-type="string" calcext:value-type="string">
            <text:p>Barbara Pratt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e</text:p>
          </table:table-cell>
          <table:table-cell office:value-type="string" calcext:value-type="string">
            <text:p>Elizabeth Ra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Elaine Ramsa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an Rams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Ian Rams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ey</text:p>
          </table:table-cell>
          <table:table-cell office:value-type="string" calcext:value-type="string">
            <text:p>Diane Ramse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Lt. Rea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David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an Reek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Bobby Reid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Ian Reid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Teacher Rei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nie</text:p>
          </table:table-cell>
          <table:table-cell office:value-type="string" calcext:value-type="string">
            <text:p>John Renni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Catherine Ren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Bill Rent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Alan Richardson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Cliff Richardso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ian Richard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44 Family Richardson</text:p>
          </table:table-cell>
          <table:table-cell office:value-type="string" calcext:value-type="string">
            <text:p>FamilyRichardson194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52 Family Richardson</text:p>
          </table:table-cell>
          <table:table-cell office:value-type="string" calcext:value-type="string">
            <text:p>FamilyRichardson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Julia Richard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 Ricket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Billy Ritch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Jean Ritchi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garet Ritch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k Ritch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Danny Ritchie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ison Robb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ndrew Robb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David Robb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heila Robb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Lindsay Robb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tan Robb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Nan Robb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Bob Robert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lisabeth Robert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rrol Roberts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Lizzie Robert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Harry Robert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Maitland Robert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Eddie Robertson</text:p>
          </table:table-cell>
          <table:table-cell office:value-type="string" calcext:value-type="string">
            <text:p>KenEddie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Karen Rollo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Steven Rollo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Jim Ross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gvie</text:p>
          </table:table-cell>
          <table:table-cell office:value-type="string" calcext:value-type="string">
            <text:p>Liz Rougvi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Ro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William Roy</text:p>
          </table:table-cell>
          <table:table-cell office:value-type="string" calcext:value-type="string">
            <text:p>SoloRevWilliamRo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Judith Ruffl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Pauline Ruffl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vie</text:p>
          </table:table-cell>
          <table:table-cell office:value-type="string" calcext:value-type="string">
            <text:p>S Rugvi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</text:p>
          </table:table-cell>
          <table:table-cell office:value-type="string" calcext:value-type="string">
            <text:p>Alistair Russe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Alistair Russe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Billy Russ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Di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ckie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mes Russ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May Russe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nita Rutherfor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erford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Isobel Rutherford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Martin Rutherford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herford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Ruth Rutherfor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. Rutherford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 Salvona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e Salvona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Stephen Saunder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Derek Saunder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John Schank </text:p>
          </table:table-cell>
          <table:table-cell office:value-type="string" calcext:value-type="string">
            <text:p>LtSch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SoloSchankAdmi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decchia</text:p>
          </table:table-cell>
          <table:table-cell office:value-type="string" calcext:value-type="string">
            <text:p>Carol Scordecchia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Lynn Sc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Eva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David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andy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ison Seat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an Sea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Bisset Senio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Wendy Seni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Dave Shan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amie Shanle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J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S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James Shar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Olga Sharples, Colene Sharples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Reverend Shaw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Tibby Sha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ddon</text:p>
          </table:table-cell>
          <table:table-cell office:value-type="string" calcext:value-type="string">
            <text:p>Mrs Shedd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nton</text:p>
          </table:table-cell>
          <table:table-cell office:value-type="string" calcext:value-type="string">
            <text:p>Leslie Shen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Caroline Shepher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t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Tommy Shepherd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avid Shepher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erek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uline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eter Shepherd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18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Launch190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tamping Shop</text:p>
          </table:table-cell>
          <table:table-cell office:value-type="string" calcext:value-type="string">
            <text:p>CleekworksBuff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Eva Simp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Christine Simp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Helen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oyce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Karen Simp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r Simp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my Simpso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Tommy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iane Sinclai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nner</text:p>
          </table:table-cell>
          <table:table-cell office:value-type="string" calcext:value-type="string">
            <text:p>Paul Skinner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Joe Small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Sharon Small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John Smar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an Smith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ec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manda Smith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rol Smith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therine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Dorothy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mes Smith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 Smith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 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ule Smit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 Smith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chael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holas Smith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ky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Provost Smith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. Smith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bbie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y Smit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ydney Smith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Vina Smit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rry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rs Smi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abbie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elvin Smi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1910 Family Smith </text:p>
          </table:table-cell>
          <table:table-cell office:value-type="string" calcext:value-type="string">
            <text:p>FamilySmith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illian Smith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my Smith</text:p>
          </table:table-cell>
          <table:table-cell office:value-type="string" calcext:value-type="string">
            <text:p>smithjimm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s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Kenny Smith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an Smith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. Smith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decchia</text:p>
          </table:table-cell>
          <table:table-cell office:value-type="string" calcext:value-type="string">
            <text:p>Carol Sordecchia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Alan Spee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irs</text:p>
          </table:table-cell>
          <table:table-cell office:value-type="string" calcext:value-type="string">
            <text:p>Margaret Speir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A.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bby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dman</text:p>
          </table:table-cell>
          <table:table-cell office:value-type="string" calcext:value-type="string">
            <text:p>Eleanor Steedm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hn Steven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an Steven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Ruby Steve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etty Stewart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Christopher Stewart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Diane Stewar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Gordon Stewar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James Stewart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Ross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Sylvia Stewar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ill Stockdal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ob Stockdal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Isobel Stock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Moira 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Pat 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we</text:p>
          </table:table-cell>
          <table:table-cell office:value-type="string" calcext:value-type="string">
            <text:p>Effie Stow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chan</text:p>
          </table:table-cell>
          <table:table-cell office:value-type="string" calcext:value-type="string">
            <text:p>Janet Stracha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Karen Stree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Harry Street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Alan Stro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Barry Strong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art</text:p>
          </table:table-cell>
          <table:table-cell office:value-type="string" calcext:value-type="string">
            <text:p>Ross Stu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Joanne Stud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Margaret Studle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Sandy Studle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John Sutherlan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rs Sutherland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yra Sutherlan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tie</text:p>
          </table:table-cell>
          <table:table-cell office:value-type="string" calcext:value-type="string">
            <text:p>Andrew Sutt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</text:p>
          </table:table-cell>
          <table:table-cell office:value-type="string" calcext:value-type="string">
            <text:p>Avril Sw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son</text:p>
          </table:table-cell>
          <table:table-cell office:value-type="string" calcext:value-type="string">
            <text:p>Daniel Swan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Louise Szpera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an Tait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ec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James Tai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Ronnie Tait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Sandy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W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John Taylo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rs Taylo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Robert T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 Taylor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e Taylo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Helen Tho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Veeda Thomp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en</text:p>
          </table:table-cell>
          <table:table-cell office:value-type="string" calcext:value-type="string">
            <text:p>Jimmy Thoms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A Thom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Bill Thom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Helen Thom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ay Thom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Sandy 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W. Thomson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D.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Peter Thornt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Mrs Thornto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an</text:p>
          </table:table-cell>
          <table:table-cell office:value-type="string" calcext:value-type="string">
            <text:p>Kevin Toola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eorge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Linda Tulloc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ordon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al</text:p>
          </table:table-cell>
          <table:table-cell office:value-type="string" calcext:value-type="string">
            <text:p>Fraser Vea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Bobby Walk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nny Walk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iona Wallac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ohn Walla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Mim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1949 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ames Wallac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Alice Ward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Iris Ward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Jessie Ward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es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Mrs Ward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Christine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Sandra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Winnie Wat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mouth</text:p>
          </table:table-cell>
          <table:table-cell office:value-type="string" calcext:value-type="string">
            <text:p>Claire Wearmouth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Jack Webs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Lenny Webster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sdair Wei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sobel Weir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an Wei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Donald Well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Heather Well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Carole Wheatel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Derek Wheat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Brian Whit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erek Whit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od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Harry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. Whit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ohn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cross</text:p>
          </table:table-cell>
          <table:table-cell office:value-type="string" calcext:value-type="string">
            <text:p>Joan Whitecros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te</text:p>
          </table:table-cell>
          <table:table-cell office:value-type="string" calcext:value-type="string">
            <text:p>Ronnie Whyt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Gordon William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Dennis Wilshir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1963 Family Wilshire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John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Drew Wil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May Wils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Jockie Wilson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Vera Wil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Wilie Wli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? Wil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arole Wood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Ethna Woo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Fiona Woo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t. A. Woo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r Woo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Brian Woo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Harry Wright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acqueline Wrigh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ean. Wright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Fred Wrigh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lie</text:p>
          </table:table-cell>
          <table:table-cell office:value-type="string" calcext:value-type="string">
            <text:p>John Wyl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Willie Young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Gill Young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Yanina Zieleniec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lexandra Zieleniec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drew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na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 table:number-rows-repeated="104671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hoto_names_sorted.A2:photo_names_sorted.C18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09:12:39.5519139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1T09:13:45.157295695</dc:date>
    <meta:editing-duration>PT23H53M53S</meta:editing-duration>
    <meta:editing-cycles>150</meta:editing-cycles>
    <meta:generator>LibreOffice/24.2.7.2$Linux_X86_64 LibreOffice_project/420$Build-2</meta:generator>
    <meta:document-statistic meta:table-count="1" meta:cell-count="5583" meta:object-count="0"/>
  </office:meta>
</office:document-meta>
</file>